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fo:min-height="1.207cm" fo:min-width="3.8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3.887cm" svg:height="1.207cm" svg:x="4.004cm" svg:y="0.51cm"><text:p/><draw:enhanced-geometry svg:viewBox="0 0 21600 21600" draw:type="rectangle" draw:enhanced-path="M 0 0 L 21600 0 21600 21600 0 21600 0 0 Z N"/></draw:custom-shape><draw:frame text:anchor-type="paragraph" draw:z-index="1" draw:style-name="gr2" draw:text-style-name="P1" svg:width="3.689cm" svg:height="0.862cm" svg:x="0.215cm" svg:y="0.69cm"><draw:text-box><text:p>Patient ID</text:p></draw:text-box></draw:frame><draw:custom-shape text:anchor-type="paragraph" draw:z-index="2" draw:style-name="gr1" svg:width="3.887cm" svg:height="1.207cm" svg:x="13.116cm" svg:y="0.46cm"><text:p/><draw:enhanced-geometry svg:viewBox="0 0 21600 21600" draw:type="rectangle" draw:enhanced-path="M 0 0 L 21600 0 21600 21600 0 21600 0 0 Z N"/></draw:custom-shape><draw:frame text:anchor-type="paragraph" draw:z-index="3" draw:style-name="gr2" draw:text-style-name="P1" svg:width="3.689cm" svg:height="0.862cm" svg:x="9.327cm" svg:y="0.64cm"><draw:text-box><text:p>Patient Name</text:p></draw:text-box></draw:frame><draw:custom-shape text:anchor-type="paragraph" draw:z-index="4" draw:style-name="gr1" svg:width="3.887cm" svg:height="1.207cm" svg:x="3.971cm" svg:y="3.272cm"><text:p/><draw:enhanced-geometry svg:viewBox="0 0 21600 21600" draw:type="rectangle" draw:enhanced-path="M 0 0 L 21600 0 21600 21600 0 21600 0 0 Z N"/></draw:custom-shape><draw:frame text:anchor-type="paragraph" draw:z-index="5" draw:style-name="gr2" draw:text-style-name="P1" svg:width="3.689cm" svg:height="0.862cm" svg:x="0.182cm" svg:y="3.452cm"><draw:text-box><text:p>Medical Aid</text:p></draw:text-box></draw:frame><draw:custom-shape text:anchor-type="paragraph" draw:z-index="6" draw:style-name="gr1" svg:width="3.887cm" svg:height="1.207cm" svg:x="13.577cm" svg:y="3.29cm"><text:p/><draw:enhanced-geometry svg:viewBox="0 0 21600 21600" draw:type="rectangle" draw:enhanced-path="M 0 0 L 21600 0 21600 21600 0 21600 0 0 Z N"/></draw:custom-shape><draw:frame text:anchor-type="paragraph" draw:z-index="7" draw:style-name="gr2" draw:text-style-name="P1" svg:width="3.689cm" svg:height="0.862cm" svg:x="9.788cm" svg:y="3.47cm"><draw:text-box><text:p>Medical Aid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43:39.017908171</meta:creation-date>
    <dc:date>2015-11-13T10:53:29.638520210</dc:date>
    <meta:editing-duration>PT9M5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0.2.2$Linux_X86_64 LibreOffice_project/37b43f919e4de5eeaca9b9755ed688758a8251fe</meta:generator>
  </office:meta>
</office:document-meta>
</file>